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fo:font-size="12pt" style:font-size-asian="12pt" style:font-size-complex="12pt"/>
    </style:style>
    <style:style style:name="P2" style:family="paragraph" style:parent-style-name="Standard">
      <style:text-properties fo:font-size="12pt" style:font-size-asian="12pt" style:font-size-complex="12pt"/>
    </style:style>
    <style:style style:name="P3" style:family="paragraph" style:parent-style-name="Text_20_body">
      <style:text-properties fo:font-size="12pt" style:font-size-asian="12pt" style:font-size-complex="12pt"/>
    </style:style>
    <style:style style:name="T1" style:family="text">
      <style:text-properties fo:font-size="12pt" style:font-size-asian="12pt" style:font-size-complex="12pt"/>
    </style:style>
    <style:style style:name="T2" style:family="text">
      <style:text-properties fo:font-size="12pt" fo:font-style="italic" style:font-size-asian="12pt" style:font-style-asian="italic" style:font-size-complex="12pt"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ÉRONTE</text:p>
      <text:p text:style-name="P1">Que ferai-je, mon pauvre Scapin ?</text:p>
      <text:p text:style-name="P1">SCAPIN</text:p>
      <text:p text:style-name="Text_20_body"><text:span text:style-name="T1">Je ne sais pas, Monsieur ; et voici une étrange affaire. Je tremble pour vous depuis les pieds jusqu’à la tête, et… Attendez. (</text:span><text:span text:style-name="Emphasis"><text:span text:style-name="T1">Il se retourne, et fait semblant d’aller voir au bout du théâtre s’il n’y a personne.</text:span></text:span><text:span text:style-name="T1">)</text:span></text:p>
      <text:p text:style-name="Text_20_body"><text:span text:style-name="T1"> GÉRONTE, </text:span><text:span text:style-name="Emphasis"><text:span text:style-name="T1">en tremblant.</text:span></text:span></text:p>
      <text:p text:style-name="P1">Eh ?</text:p>
      <text:p text:style-name="Text_20_body"><text:span text:style-name="T1"> SCAPIN, </text:span><text:span text:style-name="Emphasis"><text:span text:style-name="T1">en revenant.</text:span></text:span></text:p>
      <text:p text:style-name="P1">Non, non, non, ce n’est rien.</text:p>
      <text:p text:style-name="P1"> GÉRONTE</text:p>
      <text:p text:style-name="P1">Ne saurois-tu trouver quelque moyen pour me tirer de peine ?</text:p>
      <text:p text:style-name="P1"> SCAPIN</text:p>
      <text:p text:style-name="P1">J’en imagine bien un ; mais je courrois risque, moi, de me faire assommer.</text:p>
      <text:p text:style-name="P1"> GÉRONTE</text:p>
      <text:p text:style-name="P1">Eh ! Scapin, montre-toi serviteur zélé : ne m’abandonne pas, je te prie.</text:p>
      <text:p text:style-name="P1"> SCAPIN</text:p>
      <text:p text:style-name="P1">Je le veux bien. J’ai une tendresse pour vous qui ne sauroit souffrir que je vous laisse sans secours.</text:p>
      <text:p text:style-name="P1"> GÉRONTE</text:p>
      <text:p text:style-name="P1">Tu en seras récompensé, je t’assure ; et je te promets cet habit-ci, quand je l’aurai un peu usé.</text:p>
      <text:p text:style-name="P1"> SCAPIN</text:p>
      <text:p text:style-name="P1">Attendez. Voici une affaire que je me suis trouvée fort à propos pour vous sauver. Il faut que vous vous mettiez dans ce sac et que…</text:p>
      <text:p text:style-name="Text_20_body"><text:span text:style-name="T1"> GÉRONTE, </text:span><text:span text:style-name="Emphasis"><text:span text:style-name="T1">croyant voir quelqu’un.</text:span></text:span></text:p>
      <text:p text:style-name="P1">Ah !</text:p>
      <text:p text:style-name="P1">SCAPIN</text:p>
      <text:p text:style-name="P1">Non, non, non, non, ce n’est personne. Il faut, dis-je, que vous vous mettiez là-dedans, et que vous gardiez de remuer en aucune façon. Je vous chargerai sur mon dos, comme un paquet de quelque chose, et je vous porterai ainsi au travers de vos ennemis, jusque dans votre maison, où quand nous serons une fois, nous pourrons nous barricader, et envoyer querir main-forte contre la violence.</text:p>
      <text:p text:style-name="P1"> GÉRONTE</text:p>
      <text:p text:style-name="P1">L’invention est bonne.</text:p>
      <text:p text:style-name="P1"> SCAPIN</text:p>
      <text:p text:style-name="Text_20_body"><text:span text:style-name="T1">La meilleure du monde. Vous allez voir. (</text:span><text:span text:style-name="Emphasis"><text:span text:style-name="T1">À part.</text:span></text:span><text:span text:style-name="T1">) Tu me payeras l’imposture.</text:span></text:p>
      <text:p text:style-name="P1"><text:soft-page-break/>GÉRONTE</text:p>
      <text:p text:style-name="P1">Eh ?</text:p>
      <text:p text:style-name="P1"> SCAPIN</text:p>
      <text:p text:style-name="P1">Je dis que vos ennemis seront bien attrapés. Mettez-vous bien jusqu’au fond, et surtout prenez garde de ne vous point montrer, et de ne branler pas, quelque chose qui puisse arriver.</text:p>
      <text:p text:style-name="P1">GÉRONTE</text:p>
      <text:p text:style-name="P1">Laisse-moi faire. Je saurai me tenir…</text:p>
      <text:p text:style-name="P1"> SCAPIN</text:p>
      <text:p text:style-name="Text_20_body"><text:span text:style-name="T1">Cachez-vous : voici un spadassin qui vous cherche. (En contrefaisant sa voix.) « Quoi ? jé n’aurai pas l’abantage dé tuer cé Geronte, et quelqu’un par charité né m’enseignera pas où il est ? » (</text:span><text:span text:style-name="Emphasis"><text:span text:style-name="T1">À Géronte de sa voix ordinaire.</text:span></text:span><text:span text:style-name="T1">) Ne branlez pas. (</text:span><text:span text:style-name="Emphasis"><text:span text:style-name="T1">Reprenant son ton contrefait.</text:span></text:span><text:span text:style-name="T1">) « Cadédis, jé lé trouberai, sé cachât-il au centre dé la terre. » (</text:span><text:span text:style-name="Emphasis"><text:span text:style-name="T1">À Géronte avec son ton naturel.</text:span></text:span><text:span text:style-name="T1">) Ne vous montrez pas. (</text:span><text:span text:style-name="Emphasis"><text:span text:style-name="T1">Tout le langage gascon est supposé de celui qu’il contrefait, et le reste de lui.</text:span></text:span><text:span text:style-name="T1">) « Oh, l’homme au sac ! » Monsieur. « Jé té vaille un louis, et m’enseigne où put être Geronte. » Vous cherchez le seigneur Géronte ? « Oui, mordi ! jé lé cherche. » Et pour quelle affaire, Monsieur ? « Pour quelle affaire ? » Oui. « Jé beux, cadédis, lé faire mourir sous les coups de vaton. » Oh ! Monsieur, les coups de bâton ne se donnent point à des gens comme lui, et ce n’est pas un homme à être traité de la sorte. « Qui, cé fat dé Geronte, cé maraut, cé velître ? » Le seigneur Géronte, Monsieur, n’est ni fat, ni maraud, ni belître, et vous devriez, s’il vous plaît, parler d’autre façon. « Comment, tu mé traites, à moi, avec cette hautur ? » Je défends, comme je dois, un homme d’honneur qu’on offense. « Est-ce que tu es des amis dé cé Geronte ? » Oui, Monsieur, j’en suis. « Ah ! cadédis, tu es de ses amis, à la vonne hure. » (</text:span><text:span text:style-name="Emphasis"><text:span text:style-name="T1">Il donne plusieurs coups de bâton sur le sac.</text:span></text:span><text:span text:style-name="T1">) « Tiens. Boilà cé que jé té vaille pour lui. » Ah, ah, ah ! ah, Monsieur ! Ah, ah, Monsieur ! tout beau. Ah, doucement, ah, ah, ah ! « Va, porte-lui cela de ma part. Adiusias. » Ah ! diable soit le Gascon Ah ! (</text:span><text:span text:style-name="Emphasis"><text:span text:style-name="T1">En se plaignant et remuant le dos, comme s’il avoit reçu les</text:span></text:span><text:span text:style-name="T1"> </text:span><text:span text:style-name="Emphasis"><text:span text:style-name="T1">coups de bâton.</text:span></text:span><text:span text:style-name="T1">)</text:span></text:p>
      <text:p text:style-name="P1"/>
      <text:p text:style-name="P1"/>
      <text:p text:style-name="Text_20_body"><text:span text:style-name="T2"><text:s text:c="51"/>LES FOURBERIES DE SCAPIN </text:span><text:span text:style-name="T1"><text:s text:c="2"/>ACTE III scène 2 <text:s text:c="7"/>MOLIERE </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3-09T16:27:07.872000000</meta:creation-date>
    <dc:date>2020-03-09T16:33:36.439000000</dc:date>
    <meta:editing-duration>PT6M28S</meta:editing-duration>
    <meta:editing-cycles>1</meta:editing-cycles>
    <meta:generator>OpenOffice/4.1.0$Win32 OpenOffice.org_project/410m18$Build-9764</meta:generator>
    <meta:document-statistic meta:table-count="0" meta:image-count="0" meta:object-count="0" meta:page-count="2" meta:paragraph-count="37" meta:word-count="643" meta:character-count="3481"/>
  </office:meta>
</office:document-meta>
</file>